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paragraph-properties fo:margin-top="0in" fo:margin-bottom="0in" style:contextual-spacing="false"/>
      <style:text-properties fo:font-weight="bold" officeooo:paragraph-rsid="002f76aa" style:font-weight-asian="bold" style:font-weight-complex="bold"/>
    </style:style>
    <style:style style:name="P8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rsid="002f76aa" officeooo:paragraph-rsid="002f76aa"/>
    </style:style>
    <style:style style:name="P10" style:family="paragraph" style:parent-style-name="Table_20_Contents">
      <style:text-properties officeooo:rsid="002e8c9e" officeooo:paragraph-rsid="002e8c9e"/>
    </style:style>
    <style:style style:name="P11" style:family="paragraph" style:parent-style-name="Text_20_body">
      <style:text-properties officeooo:rsid="002e8c9e" officeooo:paragraph-rsid="002e8c9e"/>
    </style:style>
    <style:style style:name="P12" style:family="paragraph" style:parent-style-name="Text_20_body">
      <style:text-properties officeooo:rsid="002f6c6e" officeooo:paragraph-rsid="002f6c6e"/>
    </style:style>
    <style:style style:name="P13" style:family="paragraph" style:parent-style-name="Table_20_Contents">
      <style:text-properties fo:color="#c9211e" loext:opacity="100%" fo:font-weight="bold" officeooo:rsid="002e8c9e" officeooo:paragraph-rsid="002e8c9e" style:font-weight-asian="bold" style:font-weight-complex="bold"/>
    </style:style>
    <style:style style:name="P14" style:family="paragraph" style:parent-style-name="Table_20_Contents">
      <style:text-properties fo:color="#c9211e" loext:opacity="100%" fo:font-weight="bold" officeooo:rsid="0030a069" officeooo:paragraph-rsid="0030a069" style:font-weight-asian="bold" style:font-weight-complex="bold"/>
    </style:style>
    <style:style style:name="P15" style:family="paragraph" style:parent-style-name="Table_20_Contents">
      <style:text-properties fo:color="#ff8000" loext:opacity="100%" fo:font-weight="bold" officeooo:rsid="002e8c9e" officeooo:paragraph-rsid="002e8c9e" style:font-weight-asian="bold" style:font-weight-complex="bold"/>
    </style:style>
    <style:style style:name="P16" style:family="paragraph" style:parent-style-name="Table_20_Contents">
      <style:text-properties fo:color="#ff8000" loext:opacity="100%" fo:font-weight="bold" officeooo:rsid="0030a069" officeooo:paragraph-rsid="0030a069" style:font-weight-asian="bold" style:font-weight-complex="bold"/>
    </style:style>
    <style:style style:name="P17" style:family="paragraph" style:parent-style-name="Text">
      <style:paragraph-properties fo:keep-with-next="always"/>
    </style:style>
    <style:style style:name="P18" style:family="paragraph" style:parent-style-name="Text_20_body">
      <style:text-properties officeooo:paragraph-rsid="002e8c9e"/>
    </style:style>
    <style:style style:name="P19" style:family="paragraph" style:parent-style-name="Text_20_body">
      <style:text-properties officeooo:rsid="002f76aa" officeooo:paragraph-rsid="002f76aa"/>
    </style:style>
    <style:style style:name="P20" style:family="paragraph" style:parent-style-name="Frame_20_contents">
      <style:paragraph-properties fo:margin-top="0in" fo:margin-bottom="0in" style:contextual-spacing="false"/>
      <style:text-properties officeooo:paragraph-rsid="0030a069"/>
    </style:style>
    <style:style style:name="P21" style:family="paragraph" style:parent-style-name="Frame_20_contents">
      <style:paragraph-properties fo:margin-top="0in" fo:margin-bottom="0in" style:contextual-spacing="false"/>
    </style:style>
    <style:style style:name="P22" style:family="paragraph" style:parent-style-name="Text_20_body">
      <style:text-properties officeooo:rsid="0030a069" officeooo:paragraph-rsid="0030a069"/>
    </style:style>
    <style:style style:name="P23" style:family="paragraph" style:parent-style-name="Text_20_body">
      <style:text-properties style:use-window-font-color="true" loext:opacity="0%"/>
    </style:style>
    <style:style style:name="P24" style:family="paragraph" style:parent-style-name="Heading_20_5">
      <style:paragraph-properties fo:break-before="page"/>
    </style:style>
    <style:style style:name="P25" style:family="paragraph" style:parent-style-name="Heading_20_4">
      <style:paragraph-properties fo:break-before="page"/>
      <style:text-properties officeooo:paragraph-rsid="002ad322"/>
    </style:style>
    <style:style style:name="P26" style:family="paragraph" style:parent-style-name="Text_20_body" style:list-style-name="L1">
      <style:text-properties officeooo:paragraph-rsid="002e8c9e"/>
    </style:style>
    <style:style style:name="P27" style:family="paragraph" style:parent-style-name="Text_20_body" style:list-style-name="L2">
      <style:text-properties officeooo:rsid="002e8c9e" officeooo:paragraph-rsid="002e8c9e"/>
    </style:style>
    <style:style style:name="P28" style:family="paragraph" style:parent-style-name="Text_20_body" style:list-style-name="L3">
      <style:text-properties officeooo:rsid="0030a069" officeooo:paragraph-rsid="0030a069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a069" style:font-style-asian="italic" style:font-style-complex="italic"/>
    </style:style>
    <style:style style:name="T4" style:family="text">
      <style:text-properties officeooo:rsid="002e8c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0a069" style:font-weight-asian="bold" style:font-weight-complex="bold"/>
    </style:style>
    <style:style style:name="T7" style:family="text">
      <style:text-properties officeooo:rsid="002f6c6e"/>
    </style:style>
    <style:style style:name="T8" style:family="text">
      <style:text-properties officeooo:rsid="002f76aa"/>
    </style:style>
    <style:style style:name="T9" style:family="text">
      <style:text-properties officeooo:rsid="0030a069"/>
    </style:style>
    <style:style style:name="T10" style:family="text">
      <style:text-properties officeooo:rsid="00328e2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5" text:outline-level="4"><text:span text:style-name="T9">Microsoft</text:span><text:span text:style-name="T4"> Ecosystems</text:span></text:h>
      <text:p text:style-name="P18">AutomataCI supports <text:span text:style-name="T9">Microsoft</text:span> ecosystems notarization <text:span text:style-name="T9">using various tools</text:span>. <text:span text:style-name="T9">When operating on Windows OS, AutomataCI uses its native </text:span><text:span text:style-name="T3">signtool.exe</text:span><text:span text:style-name="T9"> program for signing; when operating on UNIX OS however, AutomataCI uses </text:span><text:span text:style-name="T3">osslsigncode</text:span><text:span text:style-name="T9"> 3rd-party program to perform the signing.</text:span></text:p>
      <text:p text:style-name="P18">The documentation<text:span text:style-name="T4">s that were</text:span> based <text:span text:style-name="T4">on by AutomataCI </text:span>are:</text:p>
      <text:list text:style-name="L1">
        <text:list-item>
          <text:p text:style-name="P26"><text:a xlink:type="simple" xlink:href="https://learn.microsoft.com/en-us/dotnet/framework/tools/signtool-exe" text:style-name="Internet_20_link" text:visited-style-name="Visited_20_Internet_20_Link">https://learn.microsoft.com/en-us/dotnet/framework/tools/signtool-exe</text:a></text:p>
        </text:list-item>
        <text:list-item>
          <text:p text:style-name="P26"><text:a xlink:type="simple" xlink:href="https://github.com/mtrojnar/osslsigncode" text:style-name="Internet_20_link" text:visited-style-name="Visited_20_Internet_20_Link">https://github.com/mtrojnar/osslsigncode</text:a></text:p>
        </text:list-item>
      </text:list>
      <text:p text:style-name="P18"/>
      <text:h text:style-name="Heading_20_5" text:outline-level="5">Supported Platforms</text:h>
      <text:p text:style-name="P11">The current AutomataCI supported host platforms are shown in Table <text:sequence-ref text:reference-format="category-and-value" text:ref-name="refText0">Text 1.1.1.1.1.1</text:sequence-ref>.</text:p>
      <text:p text:style-name="P17">Text <text:sequence text:ref-name="refText0" text:name="Text" text:formula="ooow:Text+1" style:num-format="1">1.1.1.1.1.1</text:sequence>: <text:span text:style-name="T4">Apple Ecosystem notarization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Platform</text:p>
          </table:table-cell>
          <table:table-cell table:style-name="Table2.A1" office:value-type="string">
            <text:p text:style-name="P8">Supported</text:p>
          </table:table-cell>
          <table:table-cell table:style-name="Table2.A1" office:value-type="string">
            <text:p text:style-name="P8">Tested</text:p>
          </table:table-cell>
          <table:table-cell table:style-name="Table2.D1" office:value-type="string">
            <text:p text:style-name="P8">Automated Test</text:p>
          </table:table-cell>
        </table:table-row>
        <table:table-row>
          <table:table-cell table:style-name="Table2.A2" office:value-type="string">
            <text:p text:style-name="P10">linux-amd64 (Debian)</text:p>
          </table:table-cell>
          <table:table-cell table:style-name="Table2.A2" office:value-type="string">
            <text:p text:style-name="P16">Yes</text:p>
          </table:table-cell>
          <table:table-cell table:style-name="Table2.A2" office:value-type="string">
            <text:p text:style-name="P16">No</text:p>
          </table:table-cell>
          <table:table-cell table:style-name="Table2.D2" office:value-type="string">
            <text:p text:style-name="P14">N/A</text:p>
          </table:table-cell>
        </table:table-row>
        <table:table-row>
          <table:table-cell table:style-name="Table2.A2" office:value-type="string">
            <text:p text:style-name="P10">linux-amd64 (Red Hat - Fedora)</text:p>
          </table:table-cell>
          <table:table-cell table:style-name="Table2.A2" office:value-type="string">
            <text:p text:style-name="P16">Yes</text:p>
          </table:table-cell>
          <table:table-cell table:style-name="Table2.A2" office:value-type="string">
            <text:p text:style-name="P16">No</text:p>
          </table:table-cell>
          <table:table-cell table:style-name="Table2.D2" office:value-type="string">
            <text:p text:style-name="P13">N/A</text:p>
          </table:table-cell>
        </table:table-row>
        <table:table-row>
          <table:table-cell table:style-name="Table2.A2" office:value-type="string">
            <text:p text:style-name="P10">darwin-amd64 (Intel-based MacOS)</text:p>
          </table:table-cell>
          <table:table-cell table:style-name="Table2.A2" office:value-type="string">
            <text:p text:style-name="P15">Yes</text:p>
          </table:table-cell>
          <table:table-cell table:style-name="Table2.A2" office:value-type="string">
            <text:p text:style-name="P15">No</text:p>
          </table:table-cell>
          <table:table-cell table:style-name="Table2.D2" office:value-type="string">
            <text:p text:style-name="P13">N/A</text:p>
          </table:table-cell>
        </table:table-row>
        <table:table-row>
          <table:table-cell table:style-name="Table2.A2" office:value-type="string">
            <text:p text:style-name="P10">windows-amd64 </text:p>
          </table:table-cell>
          <table:table-cell table:style-name="Table2.A2" office:value-type="string">
            <text:p text:style-name="P16">Yes</text:p>
          </table:table-cell>
          <table:table-cell table:style-name="Table2.A2" office:value-type="string">
            <text:p text:style-name="P16">No</text:p>
          </table:table-cell>
          <table:table-cell table:style-name="Table2.D2" office:value-type="string">
            <text:p text:style-name="P13">N/A</text:p>
          </table:table-cell>
        </table:table-row>
      </table:table>
      <text:p text:style-name="P11">NOTE:</text:p>
      <text:list text:style-name="L2">
        <text:list-item>
          <text:p text:style-name="P27">“<text:span text:style-name="T5">N/A</text:span>” means “not applicable”.</text:p>
        </text:list-item>
      </text:list>
      <text:p text:style-name="P11"/>
      <text:h text:style-name="P24" text:outline-level="5">AutomataCI <text:span text:style-name="T9">Microsoft</text:span> Libraries</text:h>
      <text:p text:style-name="P12">AutomataCI abstracted and provides some functions in the <text:span text:style-name="T9">Microsoft</text:span> Publisher libraries located in:</text:p>
      <text:p text:style-name="P21">${LIBS_AUTOMATACI}/services/<text:span text:style-name="T7">crypto</text:span>/<text:span text:style-name="T9">microsoft</text:span>.sh</text:p>
      <text:p text:style-name="P20">${LIBS_AUTOMATACI}/services/<text:span text:style-name="T7">crypto</text:span>/<text:span text:style-name="T9">microsoft</text:span>.<text:span text:style-name="T9">ps1</text:span></text:p>
      <text:p text:style-name="P12"/>
      <text:p text:style-name="P12">Known sign function is:</text:p>
      <text:p text:style-name="Frame_20_contents"><text:span text:style-name="T6">MICROSOFT</text:span><text:span text:style-name="T5">_Sign</text:span> “./dest/directory/” “file.elf” “<text:span text:style-name="T9">Entity Name</text:span>” “<text:span text:style-name="T9">Entity Website</text:span>”</text:p>
      <text:p text:style-name="P12">Where it uses <text:span text:style-name="T3">osslsigncode</text:span> <text:span text:style-name="T9">or </text:span><text:span text:style-name="T3">signtool</text:span><text:span text:style-name="T9"> program</text:span>.</text:p>
      <text:p text:style-name="P12"/>
      <text:p text:style-name="P19">Signing function availability can be checked via:</text:p>
      <text:p text:style-name="P7"><text:span text:style-name="T9">MICROSOFT</text:span>_<text:span text:style-name="T8">Is_Available</text:span></text:p>
      <text:p text:style-name="P9">if [ $? -ne 0 ]; then</text:p>
      <text:p text:style-name="P9"><text:tab/># not available. Handle error.</text:p>
      <text:p text:style-name="P9">Fi</text:p>
      <text:p text:style-name="P23"/>
      <text:h text:style-name="P24" text:outline-level="5">Required Secret Data</text:h>
      <text:p text:style-name="P22">This function requires a number of secret environment variables supplied either by setting it directly or via <text:span text:style-name="T2">SECRETS.toml</text:span> file. They are:</text:p>
      <text:list text:style-name="L3">
        <text:list-item>
          <text:p text:style-name="P28"><text:span text:style-name="T5">MICROSOFT_CERT</text:span> – the full file-path to the cert file. On UNIX system, the cert format can be normal cert, SPC, or PCKS12 contained. On Windows however, only PCKS12 is accepted.</text:p>
        </text:list-item>
        <text:list-item>
          <text:p text:style-name="P28"><text:span text:style-name="T5">MICROSOFT_CERT_HASH</text:span> – the required checksum algorithm specification. Can be: ‘SHA256', 'MD5', 'SHA1', 'SHA2', 'SHA384', and 'SHA512'. When in doubt, use SHA256.</text:p>
        </text:list-item>
        <text:list-item>
          <text:p text:style-name="P28"><text:span text:style-name="T5">MICROSOFT_CERT_TYPE</text:span> – the required cert type specification only in UNIX system. Values can be: ‘CERT’, ‘SPC’, and ‘PCKS12’.</text:p>
        </text:list-item>
        <text:list-item>
          <text:p text:style-name="P28"><text:span text:style-name="T5">MICROSOFT_CERT_TIMESTAMP </text:span>– the required Timestamp source usually an URL provided by a certificate authority.</text:p>
        </text:list-item>
        <text:list-item>
          <text:p text:style-name="P28"><text:span text:style-name="T5">MICROSOFT_KEYFILE</text:span> – optional file used only in UNIX system when ‘CERT’ or ‘SPC’ cert types are used. It holds the private key of the certificate.</text:p>
        </text:list-item>
        <text:list-item>
          <text:p text:style-name="P28"><text:span text:style-name="T5">MICROSOFT_CERT_PASSWORD</text:span> – The required password to decrypt the cert file.<text:span text:style-name="T10">w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22M16S</meta:editing-duration>
    <meta:editing-cycles>40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9:29:54.566713727</dc:date>
    <dc:creator>Kean Ho Chew</dc:creator>
    <meta:document-statistic meta:table-count="1" meta:image-count="0" meta:object-count="0" meta:page-count="3" meta:paragraph-count="55" meta:word-count="336" meta:character-count="2479" meta:non-whitespace-character-count="2203"/>
    <meta:template xlink:type="simple" xlink:actuate="onRequest" xlink:title="Official Book" xlink:href="../../templates/Book.ott" meta:date="2023-11-17T20:33:17.245827505"/>
  </office:meta>
</office:document-meta>
</file>